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125in" fo:margin-left="-0.4153in" table:align="left" fo:background-color="transparent">
        <style:background-image/>
      </style:table-properties>
    </style:style>
    <style:style style:name="Table1.A" style:family="table-column">
      <style:table-column-properties style:column-width="3.6903in"/>
    </style:style>
    <style:style style:name="Table1.B" style:family="table-column">
      <style:table-column-properties style:column-width="4.1222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Liberation Mono" officeooo:paragraph-rsid="00042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ublic class Student </text:p>
            <text:p text:style-name="P1">{</text:p>
            <text:p text:style-name="P1"><text:s text:c="2"/>private String <text:s/>name;</text:p>
            <text:p text:style-name="P1"><text:s text:c="2"/>private int <text:s text:c="4"/>alter;</text:p>
            <text:p text:style-name="P1"><text:s text:c="2"/>private String <text:s/>religion;</text:p>
            <text:p text:style-name="P1"><text:s text:c="2"/>private boolean matura;</text:p>
            <text:p text:style-name="P1"><text:s text:c="4"/></text:p>
            <text:p text:style-name="P1"><text:s text:c="2"/>public Student(String neuName, </text:p>
            <text:p text:style-name="P1"/>
            <text:p text:style-name="P1"><text:s text:c="17"/>int neuAlter,</text:p>
            <text:p text:style-name="P1"/>
            <text:p text:style-name="P1"><text:s text:c="17"/>String neuReligion,</text:p>
            <text:p text:style-name="P1"/>
            <text:p text:style-name="P1"><text:s text:c="17"/>boolean neuMatura)</text:p>
            <text:p text:style-name="P1"><text:s text:c="2"/>{</text:p>
            <text:p text:style-name="P1"/>
            <text:p text:style-name="P1"><text:s text:c="4"/>setName(neuName);</text:p>
            <text:p text:style-name="P1"/>
            <text:p text:style-name="P1"><text:s text:c="4"/>setAlter(neuAlter);</text:p>
            <text:p text:style-name="P1"/>
            <text:p text:style-name="P1"><text:s text:c="4"/>setReligion(neuReligion);</text:p>
            <text:p text:style-name="P1"/>
            <text:p text:style-name="P1"><text:s text:c="4"/>setMatura(neuMatura);</text:p>
            <text:p text:style-name="P1"><text:s text:c="2"/>}</text:p>
          </table:table-cell>
          <table:table-cell table:style-name="Table1.A1" office:value-type="string">
            <text:p text:style-name="P1">public void setName(String neuName)</text:p>
            <text:p text:style-name="P1">{</text:p>
            <text:p text:style-name="P1"><text:s text:c="2"/>name = neuName;</text:p>
            <text:p text:style-name="P1">}</text:p>
            <text:p text:style-name="P1"/>
            <text:p text:style-name="P1">public void setAlter(int neuAlter)</text:p>
            <text:p text:style-name="P1">{</text:p>
            <text:p text:style-name="P1"><text:s text:c="2"/>alter = neuAlter;</text:p>
            <text:p text:style-name="P1">}</text:p>
            <text:p text:style-name="P1"/>
            <text:p text:style-name="P1">public void setReligion(</text:p>
            <text:p text:style-name="P1"><text:s text:c="19"/>String neuReligion)</text:p>
            <text:p text:style-name="P1">{</text:p>
            <text:p text:style-name="P1"><text:s text:c="2"/>religion = neuReligion;</text:p>
            <text:p text:style-name="P1">}</text:p>
            <text:p text:style-name="P1"><text:s text:c="4"/></text:p>
            <text:p text:style-name="P1">public void setMatura(boolean neuMatura)</text:p>
            <text:p text:style-name="P1">{</text:p>
            <text:p text:style-name="P1"><text:s text:c="2"/>matura = neuMatura;</text:p>
            <text:p text:style-name="P1">}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1:29:08.479835830</meta:creation-date>
    <meta:print-date>2024-09-24T11:36:03.043818678</meta:print-date>
    <dc:date>2024-09-24T12:19:11.388303906</dc:date>
    <meta:editing-duration>PT39M52S</meta:editing-duration>
    <meta:editing-cycles>1</meta:editing-cycles>
    <meta:document-statistic meta:table-count="1" meta:image-count="0" meta:object-count="0" meta:page-count="1" meta:paragraph-count="35" meta:word-count="68" meta:character-count="628" meta:non-whitespace-character-count="469"/>
    <meta:generator>LibreOffice/7.3.7.2$Linux_X86_64 LibreOffice_project/30$Build-2</meta:generator>
  </office:meta>
</office:document-meta>
</file>